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0000001CC8C7966458B85E122.png" manifest:media-type="image/png"/>
  <manifest:file-entry manifest:full-path="Pictures/10000201000000F7000000CC52CCE70880E38D03.png" manifest:media-type="image/png"/>
  <manifest:file-entry manifest:full-path="Pictures/10000201000001F4000002D0EC078C6BDAD876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449cm" fo:min-width="1.466cm" fo:wrap-option="no-wrap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02cm" fo:min-width="1.735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38cm" svg:height="4.662cm" svg:x="3.132cm" svg:y="6.969cm">
          <draw:image xlink:href="Pictures/10000201000001F4000002D0EC078C6BDAD8763F.png" xlink:type="simple" xlink:show="embed" xlink:actuate="onLoad">
            <text:p/>
          </draw:image>
        </draw:frame>
        <draw:frame draw:style-name="gr2" draw:text-style-name="P2" draw:layer="layout" svg:width="4.445cm" svg:height="1.524cm" svg:x="3.032cm" svg:y="11.631cm">
          <draw:text-box>
            <text:p>Prouveur</text:p>
          </draw:text-box>
        </draw:frame>
        <draw:frame draw:style-name="gr1" draw:text-style-name="P1" draw:layer="layout" svg:width="2.153cm" svg:height="1.778cm" svg:x="12.557cm" svg:y="9.636cm">
          <draw:image xlink:href="Pictures/10000201000000F7000000CC52CCE70880E38D03.png" xlink:type="simple" xlink:show="embed" xlink:actuate="onLoad">
            <text:p/>
          </draw:image>
        </draw:frame>
        <draw:frame draw:style-name="gr2" draw:text-style-name="P2" draw:layer="layout" svg:width="4.445cm" svg:height="1.524cm" svg:x="11.922cm" svg:y="11.668cm">
          <draw:text-box>
            <text:p>Vérificateur</text:p>
          </draw:text-box>
        </draw:frame>
        <draw:custom-shape draw:style-name="gr3" draw:text-style-name="P3" draw:layer="layout" svg:width="2.794cm" svg:height="2.413cm" svg:x="6.715cm" svg:y="7.35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1800.64400715564 23657.99502899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draw:layer="layout" svg:width="1.632cm" svg:height="1.564cm" svg:x="7.242cm" svg:y="7.731cm">
          <draw:image xlink:href="Pictures/10000201000001E0000001CC8C7966458B85E122.png" xlink:type="simple" xlink:show="embed" xlink:actuate="onLoad">
            <text:p/>
          </draw:image>
        </draw:frame>
        <draw:custom-shape draw:style-name="gr4" draw:text-style-name="P5" draw:layer="layout" svg:width="3.175cm" svg:height="1.778cm" svg:x="9.055cm" svg:y="9.509cm">
          <text:p text:style-name="P4"><text:span text:style-name="T1">J’accepte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626.7002518892 14642.83305227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7T22:39:14.619559558</meta:creation-date>
    <dc:date>2016-11-17T22:51:02.213261033</dc:date>
    <meta:editing-duration>PT25S</meta:editing-duration>
    <meta:editing-cycles>1</meta:editing-cycles>
    <meta:document-statistic meta:object-count="7"/>
    <meta:generator>LibreOffice/5.1.5.2$Linux_X86_64 LibreOffice_project/10$Build-2</meta:generator>
  </office:meta>
</office:document-meta>
</file>